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7.29pt"/>
    </style:style>
    <style:style style:name="co3" style:family="table-column">
      <style:table-column-properties fo:break-before="auto" style:column-width="127.36pt"/>
    </style:style>
    <style:style style:name="co4" style:family="table-column">
      <style:table-column-properties fo:break-before="auto" style:column-width="135.04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94.1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uestion1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Question 1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formula="of:=AVERAGE([.B3:.B10])" office:value-type="float" office:value="56" calcext:value-type="float">
            <text:p>56</text:p>
          </table:table-cell>
        </table:table-row>
        <table:table-row table:style-name="ro1">
          <table:table-cell/>
          <table:table-cell table:formula="of:=STDEV([.B3:.B10])" office:value-type="float" office:value="43.8047616459346" calcext:value-type="float">
            <text:p>43.8047616459346</text:p>
          </table:table-cell>
        </table:table-row>
      </table:table>
      <table:table table:name="Question2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3"/>
          <table:table-cell office:value-type="string" calcext:value-type="string">
            <text:p>Question 2</text:p>
          </table:table-cell>
          <table:table-cell office:value-type="string" calcext:value-type="string">
            <text:p>O = Observed, E = Expect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O</text:p>
          </table:table-cell>
          <table:table-cell office:value-type="string" calcext:value-type="string">
            <text:p>O – E</text:p>
          </table:table-cell>
          <table:table-cell office:value-type="string" calcext:value-type="string">
            <text:p>(O – E)² / E</text:p>
          </table:table-cell>
        </table:table-row>
        <table:table-row table:style-name="ro1">
          <table:table-cell table:number-columns-repeated="3"/>
          <table:table-cell office:value-type="float" office:value="852" calcext:value-type="float">
            <text:p>852</text:p>
          </table:table-cell>
          <table:table-cell table:formula="of:=[.D3]-985" office:value-type="float" office:value="-133" calcext:value-type="float">
            <text:p>-133</text:p>
          </table:table-cell>
          <table:table-cell table:formula="of:=([.E3]^2)/985" office:value-type="float" office:value="17.9583756345178" calcext:value-type="float">
            <text:p>17.9583756345178</text:p>
          </table:table-cell>
        </table:table-row>
        <table:table-row table:style-name="ro1">
          <table:table-cell table:number-columns-repeated="3"/>
          <table:table-cell office:value-type="float" office:value="875" calcext:value-type="float">
            <text:p>875</text:p>
          </table:table-cell>
          <table:table-cell table:formula="of:=[.D4]-985" office:value-type="float" office:value="-110" calcext:value-type="float">
            <text:p>-110</text:p>
          </table:table-cell>
          <table:table-cell table:formula="of:=([.E4]^2)/985" office:value-type="float" office:value="12.2842639593909" calcext:value-type="float">
            <text:p>12.2842639593909</text:p>
          </table:table-cell>
        </table:table-row>
        <table:table-row table:style-name="ro1">
          <table:table-cell table:number-columns-repeated="3"/>
          <table:table-cell office:value-type="float" office:value="910" calcext:value-type="float">
            <text:p>910</text:p>
          </table:table-cell>
          <table:table-cell table:formula="of:=[.D5]-985" office:value-type="float" office:value="-75" calcext:value-type="float">
            <text:p>-75</text:p>
          </table:table-cell>
          <table:table-cell table:formula="of:=([.E5]^2)/985" office:value-type="float" office:value="5.71065989847716" calcext:value-type="float">
            <text:p>5.71065989847716</text:p>
          </table:table-cell>
        </table:table-row>
        <table:table-row table:style-name="ro1">
          <table:table-cell table:number-columns-repeated="3"/>
          <table:table-cell office:value-type="float" office:value="933" calcext:value-type="float">
            <text:p>933</text:p>
          </table:table-cell>
          <table:table-cell table:formula="of:=[.D6]-985" office:value-type="float" office:value="-52" calcext:value-type="float">
            <text:p>-52</text:p>
          </table:table-cell>
          <table:table-cell table:formula="of:=([.E6]^2)/985" office:value-type="float" office:value="2.74517766497462" calcext:value-type="float">
            <text:p>2.74517766497462</text:p>
          </table:table-cell>
        </table:table-row>
        <table:table-row table:style-name="ro1">
          <table:table-cell table:number-columns-repeated="3"/>
          <table:table-cell office:value-type="float" office:value="957" calcext:value-type="float">
            <text:p>957</text:p>
          </table:table-cell>
          <table:table-cell table:formula="of:=[.D7]-985" office:value-type="float" office:value="-28" calcext:value-type="float">
            <text:p>-28</text:p>
          </table:table-cell>
          <table:table-cell table:formula="of:=([.E7]^2)/985" office:value-type="float" office:value="0.795939086294416" calcext:value-type="float">
            <text:p>0.795939086294416</text:p>
          </table:table-cell>
        </table:table-row>
        <table:table-row table:style-name="ro1">
          <table:table-cell table:number-columns-repeated="3"/>
          <table:table-cell office:value-type="float" office:value="963" calcext:value-type="float">
            <text:p>963</text:p>
          </table:table-cell>
          <table:table-cell table:formula="of:=[.D8]-985" office:value-type="float" office:value="-22" calcext:value-type="float">
            <text:p>-22</text:p>
          </table:table-cell>
          <table:table-cell table:formula="of:=([.E8]^2)/985" office:value-type="float" office:value="0.491370558375635" calcext:value-type="float">
            <text:p>0.491370558375635</text:p>
          </table:table-cell>
        </table:table-row>
        <table:table-row table:style-name="ro1">
          <table:table-cell table:number-columns-repeated="3"/>
          <table:table-cell office:value-type="float" office:value="981" calcext:value-type="float">
            <text:p>981</text:p>
          </table:table-cell>
          <table:table-cell table:formula="of:=[.D9]-985" office:value-type="float" office:value="-4" calcext:value-type="float">
            <text:p>-4</text:p>
          </table:table-cell>
          <table:table-cell table:formula="of:=([.E9]^2)/985" office:value-type="float" office:value="0.016243654822335" calcext:value-type="float">
            <text:p>0.016243654822335</text:p>
          </table:table-cell>
        </table:table-row>
        <table:table-row table:style-name="ro1">
          <table:table-cell table:number-columns-repeated="3"/>
          <table:table-cell office:value-type="float" office:value="998" calcext:value-type="float">
            <text:p>998</text:p>
          </table:table-cell>
          <table:table-cell table:formula="of:=[.D10]-985" office:value-type="float" office:value="13" calcext:value-type="float">
            <text:p>13</text:p>
          </table:table-cell>
          <table:table-cell table:formula="of:=([.E10]^2)/985" office:value-type="float" office:value="0.171573604060914" calcext:value-type="float">
            <text:p>0.171573604060914</text:p>
          </table:table-cell>
        </table:table-row>
        <table:table-row table:style-name="ro1">
          <table:table-cell table:number-columns-repeated="3"/>
          <table:table-cell office:value-type="float" office:value="1010" calcext:value-type="float">
            <text:p>1010</text:p>
          </table:table-cell>
          <table:table-cell table:formula="of:=[.D11]-985" office:value-type="float" office:value="25" calcext:value-type="float">
            <text:p>25</text:p>
          </table:table-cell>
          <table:table-cell table:formula="of:=([.E11]^2)/985" office:value-type="float" office:value="0.634517766497462" calcext:value-type="float">
            <text:p>0.634517766497462</text:p>
          </table:table-cell>
        </table:table-row>
        <table:table-row table:style-name="ro1">
          <table:table-cell table:number-columns-repeated="3"/>
          <table:table-cell office:value-type="float" office:value="1015" calcext:value-type="float">
            <text:p>1015</text:p>
          </table:table-cell>
          <table:table-cell table:formula="of:=[.D12]-985" office:value-type="float" office:value="30" calcext:value-type="float">
            <text:p>30</text:p>
          </table:table-cell>
          <table:table-cell table:formula="of:=([.E12]^2)/985" office:value-type="float" office:value="0.913705583756345" calcext:value-type="float">
            <text:p>0.913705583756345</text:p>
          </table:table-cell>
        </table:table-row>
        <table:table-row table:style-name="ro1">
          <table:table-cell table:number-columns-repeated="3"/>
          <table:table-cell office:value-type="float" office:value="1018" calcext:value-type="float">
            <text:p>1018</text:p>
          </table:table-cell>
          <table:table-cell table:formula="of:=[.D13]-985" office:value-type="float" office:value="33" calcext:value-type="float">
            <text:p>33</text:p>
          </table:table-cell>
          <table:table-cell table:formula="of:=([.E13]^2)/985" office:value-type="float" office:value="1.10558375634518" calcext:value-type="float">
            <text:p>1.10558375634518</text:p>
          </table:table-cell>
        </table:table-row>
        <table:table-row table:style-name="ro1">
          <table:table-cell table:number-columns-repeated="3"/>
          <table:table-cell office:value-type="float" office:value="1023" calcext:value-type="float">
            <text:p>1023</text:p>
          </table:table-cell>
          <table:table-cell table:formula="of:=[.D14]-985" office:value-type="float" office:value="38" calcext:value-type="float">
            <text:p>38</text:p>
          </table:table-cell>
          <table:table-cell table:formula="of:=([.E14]^2)/985" office:value-type="float" office:value="1.46598984771574" calcext:value-type="float">
            <text:p>1.46598984771574</text:p>
          </table:table-cell>
        </table:table-row>
        <table:table-row table:style-name="ro1">
          <table:table-cell table:number-columns-repeated="3"/>
          <table:table-cell office:value-type="float" office:value="1035" calcext:value-type="float">
            <text:p>1035</text:p>
          </table:table-cell>
          <table:table-cell table:formula="of:=[.D15]-985" office:value-type="float" office:value="50" calcext:value-type="float">
            <text:p>50</text:p>
          </table:table-cell>
          <table:table-cell table:formula="of:=([.E15]^2)/985" office:value-type="float" office:value="2.53807106598985" calcext:value-type="float">
            <text:p>2.53807106598985</text:p>
          </table:table-cell>
        </table:table-row>
        <table:table-row table:style-name="ro1">
          <table:table-cell table:number-columns-repeated="3"/>
          <table:table-cell office:value-type="float" office:value="1048" calcext:value-type="float">
            <text:p>1048</text:p>
          </table:table-cell>
          <table:table-cell table:formula="of:=[.D16]-985" office:value-type="float" office:value="63" calcext:value-type="float">
            <text:p>63</text:p>
          </table:table-cell>
          <table:table-cell table:formula="of:=([.E16]^2)/985" office:value-type="float" office:value="4.02944162436548" calcext:value-type="float">
            <text:p>4.02944162436548</text:p>
          </table:table-cell>
        </table:table-row>
        <table:table-row table:style-name="ro1">
          <table:table-cell table:number-columns-repeated="3"/>
          <table:table-cell office:value-type="float" office:value="1063" calcext:value-type="float">
            <text:p>1063</text:p>
          </table:table-cell>
          <table:table-cell table:formula="of:=[.D17]-985" office:value-type="float" office:value="78" calcext:value-type="float">
            <text:p>78</text:p>
          </table:table-cell>
          <table:table-cell table:formula="of:=([.E17]^2)/985" office:value-type="float" office:value="6.17664974619289" calcext:value-type="float">
            <text:p>6.17664974619289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UM</text:p>
          </table:table-cell>
          <table:table-cell table:formula="of:=SUM([.F3:.F17])" office:value-type="float" office:value="57.0375634517766" calcext:value-type="float">
            <text:p>57.0375634517766</text:p>
          </table:table-cell>
        </table:table-row>
      </table:table>
      <table:table table:name="Question3" table:style-name="ta1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n = 6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umber Defective items</text:p>
          </table:table-cell>
          <table:table-cell office:value-type="string" calcext:value-type="string">
            <text:p>O = Observed Frequency </text:p>
          </table:table-cell>
          <table:table-cell office:value-type="string" calcext:value-type="string">
            <text:p>B – C</text:p>
          </table:table-cell>
          <table:table-cell office:value-type="string" calcext:value-type="string">
            <text:p>P(X=C)</text:p>
          </table:table-cell>
          <table:table-cell office:value-type="string" calcext:value-type="string">
            <text:p>E = Expected frequency = n*P(X=C)</text:p>
          </table:table-cell>
          <table:table-cell office:value-type="string" calcext:value-type="string">
            <text:p>(O – E)^2/E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[.B3]*[.C3]" office:value-type="float" office:value="0" calcext:value-type="float">
            <text:p>0</text:p>
          </table:table-cell>
          <table:table-cell table:formula="of:=EXP(-[.D$8])*([.D$8])^[.B3]/FACT([.B3])" office:value-type="float" office:value="0.380348756589259" calcext:value-type="float">
            <text:p>0.380348756589259</text:p>
          </table:table-cell>
          <table:table-cell table:formula="of:=[.E3]*60" office:value-type="float" office:value="22.8209253953555" calcext:value-type="float">
            <text:p>22.8209253953555</text:p>
          </table:table-cell>
          <table:table-cell table:formula="of:=([.C3]-[.F3])^2/[.F3]" office:value-type="float" office:value="3.69202427762973" calcext:value-type="float">
            <text:p>3.69202427762973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B4]*[.C4]" office:value-type="float" office:value="15" calcext:value-type="float">
            <text:p>15</text:p>
          </table:table-cell>
          <table:table-cell table:formula="of:=EXP(-[.D$8])*([.D$8])^[.B4]/FACT([.B4])" office:value-type="float" office:value="0.36767046470295" calcext:value-type="float">
            <text:p>0.36767046470295</text:p>
          </table:table-cell>
          <table:table-cell table:formula="of:=[.E4]*60" office:value-type="float" office:value="22.060227882177" calcext:value-type="float">
            <text:p>22.060227882177</text:p>
          </table:table-cell>
          <table:table-cell table:formula="of:=([.C4]-[.F4])^2/[.F4]" office:value-type="float" office:value="2.25957855079738" calcext:value-type="float">
            <text:p>2.2595785507973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[.B5]*[.C5]" office:value-type="float" office:value="27" calcext:value-type="float">
            <text:p>27</text:p>
          </table:table-cell>
          <table:table-cell table:formula="of:=EXP(-[.D$8])*([.D$8])^[.B5]/FACT([.B5])" office:value-type="float" office:value="0.0572612705213298" calcext:value-type="float">
            <text:p>0.05726127052133</text:p>
          </table:table-cell>
          <table:table-cell table:formula="of:=[.E5]*60" office:value-type="float" office:value="3.43567623127979" calcext:value-type="float">
            <text:p>3.43567623127979</text:p>
          </table:table-cell>
          <table:table-cell table:formula="of:=([.C5]-[.F5])^2/[.F5]" office:value-type="float" office:value="9.01182093971978" calcext:value-type="float">
            <text:p>9.01182093971978</text:p>
          </table:table-cell>
        </table:table-row>
        <table:table-row table:style-name="ro1">
          <table:table-cell/>
          <table:table-cell table:number-columns-repeated="2" office:value-type="float" office:value="4" calcext:value-type="float">
            <text:p>4</text:p>
          </table:table-cell>
          <table:table-cell table:formula="of:=[.B6]*[.C6]" office:value-type="float" office:value="16" calcext:value-type="float">
            <text:p>16</text:p>
          </table:table-cell>
          <table:table-cell table:formula="of:=EXP(-[.D$8])*([.D$8])^[.B6]/FACT([.B6])" office:value-type="float" office:value="0.013838140375988" calcext:value-type="float">
            <text:p>0.013838140375988</text:p>
          </table:table-cell>
          <table:table-cell table:formula="of:=[.E6]*60" office:value-type="float" office:value="0.830288422559282" calcext:value-type="float">
            <text:p>0.830288422559282</text:p>
          </table:table-cell>
          <table:table-cell table:formula="of:=([.C6]-[.F6])^2/[.F6]" office:value-type="float" office:value="12.1007004447835" calcext:value-type="float">
            <text:p>12.100700444783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Sample mean</text:p>
          </table:table-cell>
          <table:table-cell table:formula="of:=SUM([.D3:.D6])/60" office:value-type="float" office:value="0.966666666666667" calcext:value-type="float">
            <text:p>0.966666666666667</text:p>
          </table:table-cell>
          <table:table-cell/>
          <table:table-cell office:value-type="string" calcext:value-type="string">
            <text:p>SUM</text:p>
          </table:table-cell>
          <table:table-cell table:formula="of:=SUM([.G3:.G6])" office:value-type="float" office:value="27.0641242129304" calcext:value-type="float">
            <text:p>27.0641242129304</text:p>
          </table:table-cell>
        </table:table-row>
      </table:table>
      <table:table table:name="Question5" table:style-name="ta1">
        <table:table-column table:style-name="co1" table:number-columns-repeated="6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Soda</text:p>
          </table:table-cell>
          <table:covered-table-cell/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Yes – No</text:p>
          </table:table-cell>
        </table:table-row>
        <table:table-row table:style-name="ro1">
          <table:table-cell/>
          <table:table-cell office:value-type="string" calcext:value-type="string">
            <text:p>Low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[.C5]-[.D5]" office:value-type="float" office:value="20" calcext:value-type="float">
            <text:p>20</text:p>
          </table:table-cell>
        </table:table-row>
        <table:table-row table:style-name="ro1">
          <table:table-cell/>
          <table:table-cell office:value-type="string" calcext:value-type="string">
            <text:p>Medium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[.C6]-[.D6]" office:value-type="float" office:value="-8" calcext:value-type="float">
            <text:p>-8</text:p>
          </table:table-cell>
        </table:table-row>
        <table:table-row table:style-name="ro1">
          <table:table-cell/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C7]-[.D7]" office:value-type="float" office:value="-3" calcext:value-type="float">
            <text:p>-3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95" calcext:value-type="float">
            <text:p>95</text:p>
          </table:table-cell>
          <table:table-cell table:formula="of:=[.C8]-[.D8]" office:value-type="float" office:value="9" calcext:value-type="float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27">00/00/0000</text:date>, <text:time style:data-style-name="N2" text:time-value="11:26:47.7513551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5T20:38:40.833048287</meta:creation-date>
    <dc:date>2019-07-27T01:08:20.876517837</dc:date>
    <meta:editing-duration>PT15H13M45S</meta:editing-duration>
    <meta:editing-cycles>11</meta:editing-cycles>
    <meta:generator>LibreOffice/6.0.6.2$Linux_X86_64 LibreOffice_project/00m0$Build-2</meta:generator>
    <meta:document-statistic meta:table-count="4" meta:cell-count="123" meta:object-count="0"/>
  </office:meta>
</office:document-meta>
</file>